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georgia" svg:font-family="georgia, palatino"/>
    <style:font-face style:name="verdana" svg:font-family="verdana, genev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verdana" fo:font-size="12pt"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fo:font-size="10.5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0.5pt"/>
    </style:style>
    <style:style style:name="T1" style:family="text">
      <style:text-properties fo:color="#800080" style:font-name="georgia" fo:font-size="15pt"/>
    </style:style>
    <style:style style:name="T2" style:family="text">
      <style:text-properties style:font-name="verdana"/>
    </style:style>
    <style:style style:name="T3" style:family="text">
      <style:text-properties style:font-name="verdana" fo:font-size="10.5pt"/>
    </style:style>
    <style:style style:name="T4" style:family="text">
      <style:text-properties style:font-name="verdana" fo:font-size="10.5pt" style:text-underline-style="solid" style:text-underline-width="auto" style:text-underline-color="font-color"/>
    </style:style>
    <style:style style:name="T5" style:family="text">
      <style:text-properties fo:color="#ff0000" style:font-name="verdana"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Emphasis"><text:span text:style-name="T1">Les différents types de consultations</text:span></text:span></text:p>
      <text:p text:style-name="P2"/>
      <text:p text:style-name="P1"><text:span text:style-name="Emphasis"><text:span text:style-name="T3">La prise de rendez-vous chez votre vétérinaire pour une consultation peut-être motivée par plusieurs raisons.</text:span></text:span></text:p>
      <text:p text:style-name="P1"><text:span text:style-name="Emphasis"><text:span text:style-name="T3"/></text:span></text:p>
      <text:p text:style-name="P1"><text:span text:style-name="Emphasis"><text:span text:style-name="T3">A la clinique, deux salles de consultations, une salle de consultation chien et une salle de consultation chat, permettent aux vétérinaires de vous recevoir toute la journée dans les meilleures conditions pour votre animal et d'examiner votre animal pour divers motifs. </text:span></text:span></text:p>
      <text:p text:style-name="P1"><text:span text:style-name="Emphasis"><text:span text:style-name="T3">C'est pourquoi vous pouvez vous voir proposer une </text:span></text:span><text:span text:style-name="Emphasis"><text:span text:style-name="Strong_20_Emphasis"><text:span text:style-name="T3">consultation vaccinale,une consultation bilan de santé, une consultation dermatologique, ophtalmologique</text:span></text:span></text:span><text:span text:style-name="Emphasis"><text:span text:style-name="T3"> ou même</text:span></text:span><text:span text:style-name="Emphasis"><text:span text:style-name="Strong_20_Emphasis"><text:span text:style-name="T3"> cardiologique.</text:span></text:span></text:span></text:p>
      <text:p text:style-name="Standard"><text:span text:style-name="Strong_20_Emphasis"><text:span text:style-name="T4"/></text:span></text:p>
      <text:p text:style-name="P4"><text:span text:style-name="Strong_20_Emphasis"><text:span text:style-name="T4">La consultation vaccinale :</text:span></text:span><text:span text:style-name="T3"> </text:span></text:p>
      <text:p text:style-name="P4"><text:span text:style-name="T3">C'est LE rendez-vous annuel de votre compagnon chez le vétérinaire. En plus de l'injection des valences vaccinales, </text:span><text:span text:style-name="Strong_20_Emphasis"><text:span text:style-name="T3">un examen de santé minutieux et complet</text:span></text:span><text:span text:style-name="T3"> sera toujours fait. C'est le moment de faire part de vos interrogations ou inquiétudes avec le docteur vétérinaire et l'occasion pour celui-ci de déceler toute anomalie concernant la santé de votre chien ou de votre chat.</text:span></text:p>
      <text:p text:style-name="P3">Il est important de vérifier l'état d'embonpoint, les yeux, les oreilles, les dents, la peau, la mobilité de votre animal, mais aussi la couleur des muqueuses, la fréquence cardiaque, effectuer une palpation des ganglions et des organes abdominaux... </text:p>
      <text:p text:style-name="P5"><text:span text:style-name="T2">N'hésitez pas lors de cette consultation à nous faire part de tout ce qui vous semble avoir changé à propos de votre compagnon.</text:span></text:p>
      <text:p text:style-name="P3">En effet, une baisse de forme ou d'appétit, une augmentation de la prise de boisson, peut vous sembler liée à son âge et non alarmant alors que ces indices pourraient nous orienter vers une pathologie plus ou moins grave.</text:p>
      <text:p text:style-name="P3"/>
      <text:p text:style-name="P4"><text:span text:style-name="Strong_20_Emphasis"><text:span text:style-name="T4">La consultation dermatologique.</text:span></text:span></text:p>
      <text:p text:style-name="P4"><text:span text:style-name="T3">Elle peut être sollicitée lorsque l'animal présente des démangeaisons, rougeurs, croûtes, zones dépilées, possède un pelage gras ou nauséabond... </text:span></text:p>
      <text:p text:style-name="P4"><text:span text:style-name="T3">Ce rendez-vous nécessite plus de temps qu'une consultation classique car votre vétérinaire effectuera le plus fréquement des prélèvements pour quelques examens complémentaires (microscope) afin de déceler la cause de ces symptômes.</text:span></text:p>
      <text:p text:style-name="P3"/>
      <text:p text:style-name="P4"><text:span text:style-name="Strong_20_Emphasis"><text:span text:style-name="T4">La consultation ophtalmologique.</text:span></text:span><text:span text:style-name="T3"> </text:span></text:p>
      <text:p text:style-name="P4"><text:span text:style-name="T3">Un oeil rouge, qui pleure, purulent, fermé ou même gonflé necessite une consultation au plus vite. </text:span></text:p>
      <text:p text:style-name="P3">L'automédication est fortement déconseillée car si par exemple des corticoïdes sont appliqués sur un ulcère de la cornée, votre animal peut définitivement perdre la vue. Votre docteur vétérinaire est là pour vous prescrire un traitement adapté et sans risque.</text:p>
      <text:p text:style-name="P3"/>
      <text:p text:style-name="P4"><text:span text:style-name="Strong_20_Emphasis"><text:span text:style-name="T4">La consultation cardiologique.</text:span></text:span><text:span text:style-name="T3"> </text:span></text:p>
      <text:p text:style-name="P4"><text:span text:style-name="T3">Votre animal vous semble plus essouflé qu'à l'ordinaire? Il se met à tousser lors d'ennervement ou excitation? Il est possible qu'il ait un trouble cardiaque. Désormais la médecine vétérinaire possède divers traitements faciles à administrer et très bien tolérés. Ces derniers peuvent être mis en place à long terme pour soutenir votre compagnon et allonger son espérance de vie. Lors de cette consultation une radiographie est souvent effectuée afin entre autres, d'observer la taille du coeur de votre chien ou de votre chat. Une fois le traitement mis en place, des bilans sanguins vous seront proposés régulièrement pour vérifier que le traitement est bien suporté par votre compagnon.</text:span></text:p>
      <text:p text:style-name="P1"><text:span text:style-name="T3"><text:line-break/></text:span><text:span text:style-name="T5">A la différence de l'homme, nos compagnons ne parlent pas pendant la consultation , </text:span><text:span text:style-name="Strong_20_Emphasis"><text:span text:style-name="T5">c'est à vous de bien noter les moindres signes ou changements et de nous en faire part</text:span></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georgia" svg:font-family="georgia, palatino"/>
    <style:font-face style:name="verdana" svg:font-family="verdana, genev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14S</meta:editing-duration>
    <meta:editing-cycles>4</meta:editing-cycles>
    <meta:generator>OpenOffice/4.1.1$Win32 OpenOffice.org_project/411m6$Build-9775</meta:generator>
    <dc:date>2016-05-23T13:33:07.22</dc:date>
    <meta:document-statistic meta:table-count="0" meta:image-count="0" meta:object-count="0" meta:page-count="1" meta:paragraph-count="18" meta:word-count="499" meta:character-count="3288"/>
    <meta:user-defined meta:name="Info 1"/>
    <meta:user-defined meta:name="Info 2"/>
    <meta:user-defined meta:name="Info 3"/>
    <meta:user-defined meta:name="Info 4"/>
  </office:meta>
</office:document-meta>
</file>